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2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Courier New2" fo:font-weight="normal" style:font-weight-asian="normal" style:font-weight-complex="normal"/>
    </style:style>
    <style:style style:name="T5" style:family="text">
      <style:text-properties style:font-name="Courier New2" fo:font-weight="bold" style:font-weight-asian="bold" style:font-weight-complex="bold"/>
    </style:style>
    <style:style style:name="T6" style:family="text">
      <style:text-properties style:font-name="Courier New2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New2" fo:font-size="18pt" style:font-size-asian="18pt" style:font-size-complex="18pt"/>
    </style:style>
    <style:style style:name="T16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New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Courier New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</text:span><text:span text:style-name="T2"><text:line-break/></text:span><text:span text:style-name="T2"><text:line-break/></text:span><text:span text:style-name="T2">Other systems interact with the Web service in a manner prescribed by its description using SOAP messages, typically conveyed using HTTP with an XML serialization in conjunction with other Web-related standards.</text:span><text:span text:style-name="T2"><text:line-break/></text:span><text:span text:style-name="T2"/></text:p>
              </text:list-item>
              <text:list-item>
                <text:p><text:span text:style-name="T2">Restricted to SOAP, not meant as generic definition (other things can be webservices too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y to connect applications on web<text:line-break/></text:p>
                <text:list>
                  <text:list-item>
                    <text:p>Using standarized open protocols (HTTP, SOAP)<text:line-break/></text:p>
                  </text:list-item>
                  <text:list-item>
                    <text:p>Using standar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  <text:list-item>
                    <text:p>Simplier design<text:line-break/></text:p>
                  </text:list-item>
                  <text:list-item>
                    <text:p>Better scalabili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n programming language (web standards)<text:line-break/></text:p>
                  </text:list-item>
                  <text:list-item>
                    <text:p>Independent on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mple Object Access Protocol (SOA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/text:p>
                    <text:p/>
                  </text:list-item>
                </text:list>
              </text:list-item>
              <text:list-item>
                <text:p>Actions determined by message content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.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><text:span text:style-name="T4">&lt;env:</text:span><text:span text:style-name="T5">Envelope</text:span><text:span text:style-name="T4"> xmlns:env="</text:span><text:span text:style-name="T5">http://www.w3.org/2003/05/soap-envelope</text:span><text:span text:style-name="T4">"&gt; </text:span></text:p>
            <text:p><text:span text:style-name="T4"><text:s/></text:span><text:span text:style-name="T4">&lt;env:</text:span><text:span text:style-name="T5">Fault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Fault</text:span><text:span text:style-name="T4"> </text:span></text:p>
            <text:p><text:span text:style-name="T4"><text:s/></text:span><text:span text:style-name="T4">&lt;env:</text:span><text:span text:style-name="T5">Header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Header</text:span><text:span text:style-name="T4">&gt;</text:span></text:p>
            <text:p><text:span text:style-name="T4"><text:s/></text:span><text:span text:style-name="T4">&lt;env:</text:span><text:span text:style-name="T5">Body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Body</text:span><text:span text:style-name="T4">&gt;</text:span></text:p>
            <text:p><text:span text:style-name="T4">&lt;/env:</text:span><text:span text:style-name="T5">Envelope</text:span><text:span text:style-name="T4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sdvantages<text:line-break/></text:p>
                <text:list>
                  <text:list-item>
                    <text:p>No standar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quest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6">POST /InStock HTTP/1.1</text:span></text:p>
            <text:p><text:span text:style-name="T6">Host: www.example.org</text:span></text:p>
            <text:p><text:span text:style-name="T6">Content-Type: application/soap+xml; charset=utf-8</text:span></text:p>
            <text:p><text:span text:style-name="T6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&gt;</text:span></text:p>
            <text:p><text:span text:style-name="T6"><text:s text:c="6"/></text:span><text:span text:style-name="T6">&lt;m:StockName&gt;IBM&lt;/m:StockName&gt;</text:span></text:p>
            <text:p><text:span text:style-name="T6"><text:s text:c="4"/></text:span><text:span text:style-name="T6">&lt;/m:GetStockPric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sponse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5">HTTP/1.1 200 OK</text:span></text:p>
            <text:p><text:span text:style-name="T5">Content-Type: application/soap+xml; charset=utf-8</text:span></text:p>
            <text:p><text:span text:style-name="T5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Response&gt;</text:span></text:p>
            <text:p><text:span text:style-name="T6"><text:s text:c="6"/></text:span><text:span text:style-name="T6">&lt;m:Price&gt;34.5&lt;/m:Price&gt;</text:span></text:p>
            <text:p><text:span text:style-name="T6"><text:s text:c="4"/></text:span><text:span text:style-name="T6">&lt;/m:GetStockPriceRespons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/text:p>
              </text:list-item>
            </text:list>
            <text:list text:style-name="L3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1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ervice Description Language (WSDL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XML Schema for describing WebServic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Not restricted to SOAP</text:span></text:p>
                <text:list>
                  <text:list-item>
                    <text:p><text:span text:style-name="T1">But commonly used in conjunction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ows generating of client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&lt;types&gt; </text:span><text:span text:style-name="T1"><text:tab/></text:span></text:p>
                <text:list>
                  <text:list-item>
                    <text:p><text:span text:style-name="T1">defines the (XML Schema) data types used by the web servi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message&gt;</text:span></text:p>
                <text:list>
                  <text:list-item>
                    <text:p><text:span text:style-name="T1">defines the data elements for each opera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portType&gt;</text:span></text:p>
                <text:list>
                  <text:list-item>
                    <text:p><text:span text:style-name="T1">operations that can be performed and the messages involved as input, output, on erro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binding&gt;</text:span></text:p>
                <text:list>
                  <text:list-item>
                    <text:p><text:span text:style-name="T1">binding of portType to certain protocol (e.g. SOA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18"/></text:span><text:span text:style-name="T3">WSDL Example – OP Bank (</text:span><text:span text:style-name="T3"><text:a xlink:href="http://www.pohjola.fi/" xlink:type="simple">www.pohjola.fi</text:a></text:span><text:span text:style-name="T3">) WS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&lt;types&gt; </text:span><text:span text:style-name="T7"><text:tab/></text:span></text:p>
                <text:list>
                  <text:list-item>
                    <text:p><text:span text:style-name="T7">defines the (XML Schema) data types used by the web service</text:span></text:p>
                  </text:list-item>
                  <text:list-item>
                    <text:p><text:span text:style-name="T7">standard XSD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&lt;wsdl:types&gt;</text:span></text:p>
                  </text:list-header>
                  <text:list-item>
                    <text:p><text:span text:style-name="T2"><text:s text:c="4"/></text:span><text:span text:style-name="T2">&lt;xsd:schema targetNamespace="</text:span><text:span text:style-name="T2"><text:a xlink:href="http://mlp.op.fi/OPCertificateService" xlink:type="simple">http://mlp.op.fi/OPCertificateService</text:a></text:span><text:span text:style-name="T2">" </text:span></text:p>
                  </text:list-item>
                  <text:list-item>
                    <text:p><text:span text:style-name="T2"><text:s text:c="25"/></text:span><text:span text:style-name="T2">elementFormDefault="qualified" attributeFormDefault="qualified"&gt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complexType name="CertificateRequestHeader"&gt;</text:span></text:p>
                  </text:list-item>
                  <text:list-item>
                    <text:p><text:span text:style-name="T1"><text:s text:c="16"/></text:span><text:span text:style-name="T1">...</text:span></text:p>
                  </text:list-item>
                  <text:list-item>
                    <text:p><text:span text:style-name="T1"><text:s text:c="12"/></text:span><text:span text:style-name="T1">&lt;/xsd:complexType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12"/></text:span><text:span text:style-name="T1">&lt;xsd:complexType name="GetCertificateRequest"&gt;</text:span></text:p>
                  </text:list-item>
                  <text:list-item>
                    <text:p><text:span text:style-name="T1"><text:s text:c="16"/></text:span><text:span text:style-name="T1">&lt;xsd:sequence&gt;</text:span></text:p>
                  </text:list-item>
                  <text:list-item>
                    <text:p><text:span text:style-name="T1"><text:s text:c="20"/></text:span><text:span text:style-name="T1">&lt;xsd:element name="RequestHeader" type="tns:CertificateRequestHeader" nillable="false"/&gt;</text:span></text:p>
                  </text:list-item>
                  <text:list-item>
                    <text:p><text:span text:style-name="T1"><text:s text:c="20"/></text:span><text:span text:style-name="T1">&lt;xsd:element name="ApplicationRequest" type="xsd:base64Binary" nillable="false"/&gt;</text:span></text:p>
                  </text:list-item>
                  <text:list-item>
                    <text:p><text:span text:style-name="T1"><text:s text:c="15"/></text:span><text:span text:style-name="T1">&lt;/xsd:sequence&gt;</text:span></text:p>
                    <text:list>
                      <text:list-item>
                        <text:p><text:span text:style-name="T8"><text:s text:c="9"/></text:span><text:span text:style-name="T8">&lt;/xsd:complexType&gt;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element name="getCertificatein" type="tns:GetCertificateRequest"/&gt;</text:span></text:p>
                  </text:list-item>
                  <text:list-item>
                    <text:p><text:span text:style-name="T2"><text:s text:c="4"/></text:span><text:span text:style-name="T2">&lt;/xsd:schema&gt;</text:span></text:p>
                    <text:p><text:span text:style-name="T1"><text:s/></text:span><text:span text:style-name="T1">&lt;/wsdl:type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message&gt;</text:span></text:p>
                <text:list>
                  <text:list-item>
                    <text:p><text:span text:style-name="T9">defines the data elements for each operation</text:span><text:span text:style-name="T1"><text:line-break/></text:span><text:span text:style-name="T1"/></text:p>
                    <text:p><text:span text:style-name="T10">&lt;wsdl:message name="getCertificateRequest"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 text:c="8"/></text:span><text:span text:style-name="T10">&lt;wsdl:part element="tns:getCertificatein" name="getCertificatein"/&gt;</text:span></text:p>
                  </text:list-item>
                  <text:list-item>
                    <text:p><text:span text:style-name="T10"><text:s text:c="2"/></text:span><text:span text:style-name="T10">&lt;/wsdl:mess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portType&gt;</text:span></text:p>
                <text:list>
                  <text:list-item>
                    <text:p><text:span text:style-name="T9">operations that can be performed and the messages involved as input, output, on error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 text:c="2"/></text:span><text:span text:style-name="T11">&lt;wsdl:portType name="OPCertificateServicePortType"&gt;</text:span></text:p>
                  </text:list-header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wsdl:input message="</text:span><text:span text:style-name="T11">tns:getCertificateRequest</text:span><text:span text:style-name="T12">" name="getCertificateRequest"/&gt;</text:span></text:p>
                  </text:list-item>
                  <text:list-item>
                    <text:p><text:span text:style-name="T12"><text:s text:c="12"/></text:span><text:span text:style-name="T12">&lt;wsdl:output message="tns:getCertificateResponse" name="getCertificateResponse"/&gt;</text:span></text:p>
                  </text:list-item>
                  <text:list-item>
                    <text:p><text:span text:style-name="T12"><text:s text:c="12"/></text:span><text:span text:style-name="T12">&lt;wsdl:fault message="tns:certificateServiceFault" name="certificateServiceFault"/&gt;</text:span></text:p>
                  </text:list-item>
                  <text:list-item>
                    <text:p><text:span text:style-name="T11"><text:s text:c="8"/></text:span><text:span text:style-name="T11">&lt;/wsdl:operation&gt; <text:s text:c="7"/></text:span></text:p>
                  </text:list-item>
                  <text:list-item>
                    <text:p><text:span text:style-name="T11"><text:s text:c="4"/></text:span><text:span text:style-name="T11">&lt;/wsdl:portTyp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binding&gt;</text:span></text:p>
                <text:list>
                  <text:list-item>
                    <text:p><text:span text:style-name="T9">binding of portType to certain protocol (e.g. SOAP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/></text:span><text:span text:style-name="T11">&lt;wsdl:binding name="OPCertificateServiceHttpBinding" type="tns:OPCertificateServicePortType"&gt;</text:span></text:p>
                  </text:list-header>
                  <text:list-item>
                    <text:p><text:span text:style-name="T11"><text:s text:c="8"/></text:span><text:span text:style-name="T11">&lt;soap:binding style="document" transport="http://schemas.xmlsoap.org/soap/http"/&gt;</text:span></text:p>
                  </text:list-item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soap:operation soapAction=""/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input name="getCertificateRequest"&gt; <text:s text:c="2"/>&lt;soap:body use="literal"/&gt; <text:s text:c="3"/>&lt;/wsdl:in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output name="getCertificateResponse"&gt; <text:s text:c="3"/>&lt;soap:body use="literal"/&gt; <text:s text:c="2"/>&lt;/wsdl:out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fault name="certificateServiceFault"&gt; <text:s text:c="4"/>&lt;soap:fault use="literal"/&gt; <text:s text:c="3"/>&lt;/wsdl:fault&gt;</text:span></text:p>
                  </text:list-item>
                  <text:list-item>
                    <text:p><text:span text:style-name="T11"><text:s text:c="8"/></text:span><text:span text:style-name="T11">&lt;/wsdl:operation&gt;</text:span></text:p>
                  </text:list-item>
                  <text:list-item>
                    <text:p><text:span text:style-name="T11">&lt;/wsdl:bind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1">
              <text:list-item>
                <text:p><text:span text:style-name="T4"><text:a xlink:href="https://www.w3.org/TR/2007/REC-soap12-part0-20070427/" xlink:type="simple">https://www.w3.org/TR/2007/REC-soap12-part0-20070427/</text:a></text:span></text:p>
              </text:list-item>
              <text:list-item>
                <text:p><text:span text:style-name="T4"><text:a xlink:href="https://www.w3.org/TR/soap12-part1/" xlink:type="simple">https://www.w3.org/TR/soap12-part1/</text:a></text:span></text:p>
              </text:list-item>
              <text:list-item>
                <text:p><text:span text:style-name="T4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</text:list-item>
              <text:list-item>
                <text:p><text:span text:style-name="T4"><text:a xlink:href="http://www.w3schools.com/xml/xml_soap.asp" xlink:type="simple">http://www.w3schools.com/xml/xml_soap.asp</text:a>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9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43"/></text:span><text:span text:style-name="T3">RESTful 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resetional State Transfer (REST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rchitectural pattern for web-service design</text:span><text:span text:style-name="T1"><text:line-break/></text:span><text:span text:style-name="T1"/></text:p>
                <text:list>
                  <text:list-item>
                    <text:p><text:span text:style-name="T1">NOT a protocol (such as SOAP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t of simple guidelines on designing WS API</text:span></text:p>
                <text:p><text:span text:style-name="T1"/></text:p>
              </text:list-item>
              <text:list-item>
                <text:p><text:span text:style-name="T1">Goal: create APIs that are easy to u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Resource-oriented</text:span><text:span text:style-name="T1"><text:line-break/></text:span><text:span text:style-name="T1"/></text:p>
                <text:list>
                  <text:list-item>
                    <text:p><text:span text:style-name="T1">Endpoints like: /posts, /users, /categories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plicit use of HTTP methods</text:span><text:span text:style-name="T1"><text:line-break/></text:span><text:span text:style-name="T1"/></text:p>
                <text:list>
                  <text:list-item>
                    <text:p><text:span text:style-name="T1">GET, PUT, DELETE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tel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Resour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dentified by URI (commonly a link on the Web)</text:span><text:span text:style-name="T1"><text:line-break/></text:span><text:span text:style-name="T1"/></text:p>
                <text:list>
                  <text:list-header>
                    <text:p><text:span text:style-name="T2">e.g.</text:span><text:span text:style-name="T1"> http://www.blogysek.com/authors</text:span></text:p>
                    <text:list>
                      <text:list-item>
                        <text:p><text:span text:style-name="T2">“</text:span><text:span text:style-name="T2">authors” resource</text:span><text:span text:style-name="T1"><text:line-break/></text:span><text:span text:style-name="T1"/></text:p>
                      </text:list-item>
                    </text:list>
                  </text:list-header>
                </text:list>
              </text:list-item>
              <text:list-item>
                <text:p><text:span text:style-name="T1">Directory-like structure</text:span><text:span text:style-name="T1"><text:line-break/></text:span><text:span text:style-name="T1"/></text:p>
              </text:list-item>
            </text:list>
            <text:list text:style-name="L3">
              <text:list-item>
                <text:list>
                  <text:list-header>
                    <text:p><text:span text:style-name="T13">http://www.blogysek.com/authors </text:span><text:span text:style-name="T10">– all authors</text:span></text:p>
                    <text:p><text:span text:style-name="T13">http://www.blogysek.com/authors/{id} </text:span><text:span text:style-name="T10">– single author</text:span></text:p>
                  </text:list-header>
                  <text:list-item>
                    <text:p><text:span text:style-name="T13">http://www.blogysek.com/authors/{id}/articles </text:span><text:span text:style-name="T10">– all articles belonging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to the auth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read data<text:line-break/></text:p>
                <text:p><text:span text:style-name="T14">GET /posts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query data<text:line-break/></text:p>
                <text:p><text:span text:style-name="T14">GET /posts</text:span><text:span text:style-name="T16">?author=”Duelling Cavalier</text:span><text:span text:style-name="T14">”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DELETE – remove data<text:line-break/></text:p>
                <text:p><text:span text:style-name="T14">DELETE /posts/12 HTTP/1.1</text:span><text:line-break/><text:line-break/><text:span text:style-name="T15">//response</text:span></text:p>
                <text:p><text:span text:style-name="T14">HTTP/1.1 204 No Cont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OST – create/update data</text:p>
                <text:p><text:span text:style-name="T14">POST /posts/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63636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– create/update data</text:p>
                <text:p><text:span text:style-name="T14">PUT /posts/</text:span><text:span text:style-name="T16">12</text:span><text:span text:style-name="T14">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</text:span><text:span text:style-name="T16">1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when we do not know exact resource location</text:span><text:span text:style-name="T1"><text:line-break/></text:span><text:span text:style-name="T1"><text:line-break/></text:span><text:span text:style-name="T17">POST /posts/ HTTP/1.1</text:span><text:span text:style-name="T17"><text:line-break/></text:span><text:span text:style-name="T17"/></text:p>
                    <text:list>
                      <text:list-item>
                        <text:p><text:span text:style-name="T17">e.g. when server generates IDs for new resources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when we do know the exact resource location</text:span><text:span text:style-name="T18"><text:line-break/></text:span><text:span text:style-name="T18"><text:line-break/></text:span><text:span text:style-name="T17">PUT /posts/12 HTTP/1.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repeated sending of the same data does not guarantee the same result each time</text:span></text:p>
                    <text:list>
                      <text:list-item>
                        <text:p><text:span text:style-name="T18">e.g. multiple resources are created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repeated sending of the same data always has the same result</text:span><text:span text:style-name="T18"><text:line-break/></text:span><text:span text:style-name="T18"><text:line-break/></text:span><text:span text:style-name="T18">→ PUT is IDEMPOTENT oper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cre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upd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id": "12",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create (presuming post 12 doesn’t exist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update (presuming post 12 exists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OPTIONS – list of allowed methods<text:line-break/></text:p>
                <text:p><text:span text:style-name="T14">OPTIONS /posts/ HTTP/1.1</text:span><text:line-break/><text:line-break/><text:span text:style-name="T15">//response</text:span></text:p>
                <text:p><text:span text:style-name="T14">HTTP/1.1 200 OK</text:span></text:p>
                <text:p><text:span text:style-name="T14">Allow: HEAD,GET,DELETE,OP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ATCH – partial modification of a resource<text:line-break/></text:p>
                <text:p><text:span text:style-name="T19">PATCH /posts/12 HTTP/1.1</text:span></text:p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reatedBy": "Gene Kelly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0 OK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line-break/></text:p>
                <text:list>
                  <text:list-item>
                    <text:p><text:span text:style-name="T1">You do not have to implement all methods for all resources</text:span></text:p>
                    <text:p><text:span text:style-name="T1"/></text:p>
                  </text:list-item>
                  <text:list-item>
                    <text:p><text:span text:style-name="T1">Which methods you allow for a resource is up to you</text:span><text:span text:style-name="T1"><text:line-break/></text:span><text:span text:style-name="T1"/></text:p>
                  </text:list-item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span text:style-name="T1"><text:line-break/></text:span><text:span text:style-name="T1"/></text:p>
                <text:list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text:span text:style-name="T1"><text:line-break/></text:span><text:span text:style-name="T1"><text:line-break/></text:span><text:span text:style-name="T19">POST /posts/queries HTTP/1.1</text:span><text:span text:style-name="T19"><text:line-break/></text:span><text:span text:style-name="T19"/></text:p>
                        <text:p><text:span text:style-name="T20">or</text:span><text:span text:style-name="T19"><text:line-break/></text:span><text:span text:style-name="T19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POST /posts/forms/search HTTP/1.1</text:span></text:p>
                      </text:list-item>
                    </text:list>
                    <text:p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– Data Forma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ny standard data serialization format that suits you (or support multiple)</text:span><text:span text:style-name="T1"><text:line-break/></text:span><text:span text:style-name="T1"/></text:p>
                <text:list>
                  <text:list-item>
                    <text:p><text:span text:style-name="T1">XML</text:span><text:span text:style-name="T1"><text:line-break/></text:span><text:span text:style-name="T1"/></text:p>
                  </text:list-item>
                  <text:list-item>
                    <text:p><text:span text:style-name="T1">JSON</text:span><text:span text:style-name="T1"><text:line-break/></text:span><text:span text:style-name="T1"/></text:p>
                  </text:list-item>
                  <text:list-item>
                    <text:p><text:span text:style-name="T1">YAML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JSON takes less space than XML :)</text:span></text:p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HATEO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Hypertext As The Engine Of Application State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">Use hypertext to allow clients traverse you API:</text:span><text:span text:style-name="T1"><text:line-break/></text:span><text:span text:style-name="T1"><text:line-break/></text:span><text:span text:style-name="T14">GET /posts/4 HTTP/1.1</text:span><text:span text:style-name="T1"><text:line-break/></text:span><text:span text:style-name="T1"><text:line-break/></text:span><text:span text:style-name="T16">//response</text:span></text:p>
                  </text:list-item>
                </text:list>
              </text:list-item>
            </text:list>
            <text:list text:style-name="L5">
              <text:list-header>
                <text:p><text:span text:style-name="T14">HTTP/1.1 200 OK</text:span></text:p>
                <text:p><text:span text:style-name="T14">&lt;post id=”4”&gt;</text:span></text:p>
                <text:p><text:span text:style-name="T14"><text:s text:c="2"/></text:span><text:span text:style-name="T14">&lt;content&gt;</text:span></text:p>
                <text:p><text:span text:style-name="T14"><text:s text:c="10"/></text:span><text:span text:style-name="T14">Good morning, we've talked the whole night through.</text:span></text:p>
                <text:p><text:span text:style-name="T14"><text:s text:c="2"/></text:span><text:span text:style-name="T14">&lt;/content&gt;</text:span></text:p>
                <text:p><text:span text:style-name="T14"><text:s text:c="2"/></text:span><text:span text:style-name="T14">&lt;createdBy&gt;Duelling Cavalier&lt;/createdBy&gt;</text:span></text:p>
                <text:p><text:span text:style-name="T16"><text:s text:c="2"/></text:span><text:span text:style-name="T16">&lt;link rel=”author” href=”/authors/22”/&gt;</text:span></text:p>
                <text:p><text:span text:style-name="T14">&lt;/post&gt;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a xlink:href="http://restcookbook.com/" xlink:type="simple">http://restcookbook.com</text:a></text:p>
              </text:list-item>
              <text:list-item>
                <text:p><text:a xlink:href="http://www.restapitutorial.com/" xlink:type="simple">http://www.restapitutorial.com</text:a></text:p>
              </text:list-item>
              <text:list-item>
                <text:p><text:a xlink:href="http://docs.oracle.com/javaee/6/tutorial/doc/gijqy.html" xlink:type="simple">http://docs.oracle.com/javaee/6/tutorial/doc/gijqy.html</text:a></text:p>
              </text:list-item>
              <text:list-item>
                <text:p><text:a xlink:href="https://apiary.io/" xlink:type="simple">https://apiary.io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52"/></text:span><text:span text:style-name="T3">WebSock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1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4H38M9S</meta:editing-duration>
    <meta:editing-cycles>134</meta:editing-cycles>
    <meta:generator>LibreOffice/5.1.4.2$Linux_X86_64 LibreOffice_project/10m0$Build-2</meta:generator>
    <dc:date>2016-12-07T19:36:05.074093518</dc:date>
    <meta:document-statistic meta:object-count="233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